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9295in" svg:height="3.5449in" svg:x="5.3551in" svg:y="0.2091in">
            <draw:object draw:notify-on-update-of-ranges="Sheet1.D3:Sheet1.D17 Sheet1.E3:Sheet1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float" office:value="10.34" calcext:value-type="float">
            <text:p>10.34</text:p>
          </table:table-cell>
          <table:table-cell/>
          <table:table-cell office:value-type="string" calcext:value-type="string">
            <text:p>U^3</text:p>
          </table:table-cell>
          <table:table-cell office:value-type="string" calcext:value-type="string">
            <text:p>I^5 * 10^1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[.A3]^3" office:value-type="float" office:value="3.241792" calcext:value-type="float">
            <text:p>3.241792</text:p>
          </table:table-cell>
          <table:table-cell table:formula="of:= [.B3]^5 * 10^10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A4]^3" office:value-type="float" office:value="20.346417" calcext:value-type="float">
            <text:p>20.346417</text:p>
          </table:table-cell>
          <table:table-cell table:formula="of:= [.B4]^5 * 10^10" office:value-type="float" office:value="3125" calcext:value-type="float">
            <text:p>3125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A5]^3" office:value-type="float" office:value="107.171875" calcext:value-type="float">
            <text:p>107.171875</text:p>
          </table:table-cell>
          <table:table-cell table:formula="of:= [.B5]^5 * 10^10" office:value-type="float" office:value="7776" calcext:value-type="float">
            <text:p>7776</text:p>
          </table:table-cell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A6]^3" office:value-type="float" office:value="217.081801" calcext:value-type="float">
            <text:p>217.081801</text:p>
          </table:table-cell>
          <table:table-cell table:formula="of:= [.B6]^5 * 10^10" office:value-type="float" office:value="7776" calcext:value-type="float">
            <text:p>7776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[.A7]^3" office:value-type="float" office:value="303.464448" calcext:value-type="float">
            <text:p>303.464448</text:p>
          </table:table-cell>
          <table:table-cell table:formula="of:= [.B7]^5 * 10^10" office:value-type="float" office:value="16807" calcext:value-type="float">
            <text:p>16807</text:p>
          </table:table-cell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0.08" calcext:value-type="float">
            <text:p>0.08</text:p>
          </table:table-cell>
          <table:table-cell/>
          <table:table-cell table:formula="of:=[.A8]^3" office:value-type="float" office:value="517.781627" calcext:value-type="float">
            <text:p>517.781627</text:p>
          </table:table-cell>
          <table:table-cell table:formula="of:= [.B8]^5 * 10^10"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0.08" calcext:value-type="float">
            <text:p>0.08</text:p>
          </table:table-cell>
          <table:table-cell/>
          <table:table-cell table:formula="of:=[.A9]^3" office:value-type="float" office:value="719.323136" calcext:value-type="float">
            <text:p>719.323136</text:p>
          </table:table-cell>
          <table:table-cell table:formula="of:= [.B9]^5 * 10^10"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0.34" calcext:value-type="float">
            <text:p>10.34</text:p>
          </table:table-cell>
          <table:table-cell office:value-type="float" office:value="0.08" calcext:value-type="float">
            <text:p>0.08</text:p>
          </table:table-cell>
          <table:table-cell/>
          <table:table-cell table:formula="of:=[.A10]^3" office:value-type="float" office:value="1105.507304" calcext:value-type="float">
            <text:p>1105.507304</text:p>
          </table:table-cell>
          <table:table-cell table:formula="of:= [.B10]^5 * 10^10"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1.78" calcext:value-type="float">
            <text:p>11.78</text:p>
          </table:table-cell>
          <table:table-cell office:value-type="float" office:value="0.08" calcext:value-type="float">
            <text:p>0.08</text:p>
          </table:table-cell>
          <table:table-cell/>
          <table:table-cell table:formula="of:=[.A11]^3" office:value-type="float" office:value="1634.691752" calcext:value-type="float">
            <text:p>1634.691752</text:p>
          </table:table-cell>
          <table:table-cell table:formula="of:= [.B11]^5 * 10^10"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.09" calcext:value-type="float">
            <text:p>0.09</text:p>
          </table:table-cell>
          <table:table-cell/>
          <table:table-cell table:formula="of:=[.A12]^3" office:value-type="float" office:value="1481.544" calcext:value-type="float">
            <text:p>1481.544</text:p>
          </table:table-cell>
          <table:table-cell table:formula="of:= [.B12]^5 * 10^10" office:value-type="float" office:value="59049" calcext:value-type="float">
            <text:p>59049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0.09" calcext:value-type="float">
            <text:p>0.09</text:p>
          </table:table-cell>
          <table:table-cell/>
          <table:table-cell table:formula="of:=[.A13]^3" office:value-type="float" office:value="2146.689" calcext:value-type="float">
            <text:p>2146.689</text:p>
          </table:table-cell>
          <table:table-cell table:formula="of:= [.B13]^5 * 10^10" office:value-type="float" office:value="59049" calcext:value-type="float">
            <text:p>59049</text:p>
          </table:table-cell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14]^3" office:value-type="float" office:value="2593.941624" calcext:value-type="float">
            <text:p>2593.941624</text:p>
          </table:table-cell>
          <table:table-cell table:formula="of:= [.B14]^5 * 10^10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15]^3" office:value-type="float" office:value="2744" calcext:value-type="float">
            <text:p>2744</text:p>
          </table:table-cell>
          <table:table-cell table:formula="of:= [.B15]^5 * 10^10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[.A16]^3" office:value-type="float" office:value="3944.312" calcext:value-type="float">
            <text:p>3944.312</text:p>
          </table:table-cell>
          <table:table-cell table:formula="of:= [.B16]^5 * 10^10" office:value-type="float" office:value="161051" calcext:value-type="float">
            <text:p>161051</text:p>
          </table:table-cell>
        </table:table-row>
        <table:table-row table:style-name="ro1">
          <table:table-cell office:value-type="float" office:value="17.47" calcext:value-type="float">
            <text:p>17.47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A17]^3" office:value-type="float" office:value="5331.859723" calcext:value-type="float">
            <text:p>5331.859723</text:p>
          </table:table-cell>
          <table:table-cell table:formula="of:= [.B17]^5 * 10^10" office:value-type="float" office:value="248832" calcext:value-type="float">
            <text:p>2488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 = 20.5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3:Sheet1.B18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 style:data-style-name="N2" text:time-value="11:31:15.758361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2T10:23:34.527533214</meta:creation-date>
    <dc:date>2025-10-23T11:58:25.274737016</dc:date>
    <meta:editing-duration>PT1H7M5S</meta:editing-duration>
    <meta:editing-cycles>6</meta:editing-cycles>
    <meta:generator>LibreOffice/25.8.2.2$Linux_X86_64 LibreOffice_project/580$Build-2</meta:generator>
    <meta:document-statistic meta:table-count="1" meta:cell-count="6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62cm" svg:height="9.005cm" xlink:href=".." xlink:type="simple" chart:class="chart:scatter" chart:style-name="ch1">
        <chart:legend chart:legend-position="end" svg:x="12.797cm" svg:y="4.203cm" style:legend-expansion="high" chart:style-name="ch2"/>
        <chart:plot-area chart:style-name="ch3" svg:x="1.166cm" svg:y="0.417cm" svg:width="12.429cm" svg:height="8.643cm">
          <chart:coordinate-region svg:x="2.565cm" svg:y="0.616cm" svg:width="10.646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17" chart:class="chart:scatter">
            <chart:domain table:cell-range-address="Sheet1.D3:Sheet1.D17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41792">
                <text:p>3.241792</text:p>
                <draw:g>
                  <svg:desc>Sheet1.D3:Sheet1.D17</svg:desc>
                </draw:g>
              </table:table-cell>
              <table:table-cell office:value-type="float" office:value="32">
                <text:p>32</text:p>
                <draw:g>
                  <svg:desc>Sheet1.E3:Sheet1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346417">
                <text:p>20.346417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7.171875">
                <text:p>107.171875</text:p>
              </table:table-cell>
              <table:table-cell office:value-type="float" office:value="7776">
                <text:p>77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7.081801">
                <text:p>217.081801</text:p>
              </table:table-cell>
              <table:table-cell office:value-type="float" office:value="7776">
                <text:p>7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3.464448">
                <text:p>303.464448</text:p>
              </table:table-cell>
              <table:table-cell office:value-type="float" office:value="16807">
                <text:p>168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7.781627">
                <text:p>517.781627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9.323136">
                <text:p>719.323136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5.507304">
                <text:p>1105.507304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34.691752">
                <text:p>1634.691752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81.544">
                <text:p>1481.544</text:p>
              </table:table-cell>
              <table:table-cell office:value-type="float" office:value="59049">
                <text:p>590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46.689">
                <text:p>2146.689</text:p>
              </table:table-cell>
              <table:table-cell office:value-type="float" office:value="59049">
                <text:p>590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93.941624">
                <text:p>2593.941624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44">
                <text:p>2744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44.312">
                <text:p>3944.312</text:p>
              </table:table-cell>
              <table:table-cell office:value-type="float" office:value="161051">
                <text:p>1610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31.859723">
                <text:p>5331.859723</text:p>
              </table:table-cell>
              <table:table-cell office:value-type="float" office:value="248832">
                <text:p>2488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